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Ciebie całą duszą pragnę</text:span><text:span text:style-name="T1"><text:line-break/></text:span><text:span text:style-name="T1">i z tęsknotą oczekuję</text:span><text:span text:style-name="T1"><text:line-break/></text:span><text:span text:style-name="T1">jak spragniona, zeschła ziemia</text:span><text:span text:style-name="T1"><text:line-break/></text:span><text:span text:style-name="T1">w czas posuchy</text:span><text:span text:style-name="T1"><text:line-break/></text:span><text:span text:style-name="T1">wody łak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Boże jesteś moim Bogiem,</text:span><text:span text:style-name="T1"><text:line-break/></text:span><text:span text:style-name="T1">Ciebie z troską szuka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W Twej świątyni ujrzeć pragnę,</text:span><text:span text:style-name="T1"><text:line-break/></text:span><text:span text:style-name="T1">Twą potęgę, moc i chwałę.</text:span><text:span text:style-name="T1"><text:line-break/></text:span><text:span text:style-name="T1">Bowiem Twoja miłość, Panie,</text:span><text:span text:style-name="T1"><text:line-break/></text:span><text:span text:style-name="T1">bardziej cenię niźli życ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Boże jesteś moim Bogiem,</text:span><text:span text:style-name="T1"><text:line-break/></text:span><text:span text:style-name="T1">Ciebie z troską szukam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Póki tylko istnieć będę,</text:span><text:span text:style-name="T1"><text:line-break/></text:span><text:span text:style-name="T1">pragnę Ciebie chwalić Boże.</text:span><text:span text:style-name="T1"><text:line-break/></text:span><text:span text:style-name="T1">Dusza moja, pełna szczęścia,</text:span><text:span text:style-name="T1"><text:line-break/></text:span><text:span text:style-name="T1">będzie śpiewać Ci z radośc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Boże jesteś moim Bogiem,</text:span><text:span text:style-name="T1"><text:line-break/></text:span><text:span text:style-name="T1">Ciebie z troską szukam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Jesteś mym Wspomożycielem,</text:span><text:span text:style-name="T1"><text:line-break/></text:span><text:span text:style-name="T1">cień Twych skrzydeł</text:span><text:span text:style-name="T1"><text:line-break/></text:span><text:span text:style-name="T1">daje radość.</text:span><text:span text:style-name="T1"><text:line-break/></text:span><text:span text:style-name="T1">Całym sercem lgnę do Ciebie,</text:span><text:span text:style-name="T1"><text:line-break/></text:span><text:span text:style-name="T1">Twa prawica mnie prowadz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Boże jesteś moim Bogiem,</text:span><text:span text:style-name="T1"><text:line-break/></text:span><text:span text:style-name="T1">Ciebie z troską szukam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1T14:47:47</meta:creation-date>
    <dc:date>2013-11-29T15:23:18.814000000</dc:date>
    <dc:language>pl-PL</dc:language>
    <meta:editing-cycles>23</meta:editing-cycles>
    <meta:editing-duration>PT18M50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